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Courier, monospace"/>
    <style:font-face style:name="apple-system" svg:font-family="apple-system, BlinkMacSystemFont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0b353"/>
    </style:style>
    <style:style style:name="P2" style:family="paragraph" style:parent-style-name="Standard">
      <style:text-properties fo:font-weight="bold" officeooo:paragraph-rsid="0020b353" style:font-weight-asian="bold" style:font-weight-complex="bold"/>
    </style:style>
    <style:style style:name="P3" style:family="paragraph" style:parent-style-name="Standard">
      <style:text-properties fo:font-variant="normal" fo:text-transform="none" fo:color="#111111" style:font-name="apple-system" fo:font-size="9.60000038146973pt" fo:letter-spacing="normal" fo:font-style="normal" fo:font-weight="normal" officeooo:paragraph-rsid="0020b353"/>
    </style:style>
    <style:style style:name="P4" style:family="paragraph" style:parent-style-name="Standard">
      <style:text-properties fo:font-variant="normal" fo:text-transform="none" fo:color="#111111" style:font-name="Liberation Serif" fo:font-size="12pt" fo:letter-spacing="normal" fo:font-style="normal" fo:font-weight="normal" officeooo:paragraph-rsid="002d0c97" style:font-size-asian="12pt" style:font-size-complex="12pt"/>
    </style:style>
    <style:style style:name="P5" style:family="paragraph" style:parent-style-name="Standard">
      <style:text-properties fo:font-variant="normal" fo:text-transform="none" fo:color="#111111" style:font-name="Liberation Serif" fo:font-size="12pt" fo:letter-spacing="normal" fo:font-style="normal" fo:font-weight="normal" officeooo:paragraph-rsid="002d0c97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c9211e" style:font-name="Liberation Serif" fo:font-size="12pt" fo:letter-spacing="normal" fo:font-style="normal" fo:font-weight="bold" officeooo:paragraph-rsid="002d0c97" style:font-size-asian="12pt" style:font-weight-asian="bold" style:font-size-complex="12pt" style:font-weight-complex="bold"/>
    </style:style>
    <style:style style:name="P7" style:family="paragraph" style:parent-style-name="Standard">
      <style:text-properties fo:font-variant="normal" fo:text-transform="none" fo:color="#4d4d4c" style:font-name="Menlo" fo:font-size="8.39999961853027pt" fo:letter-spacing="normal" fo:font-style="normal" fo:font-weight="normal" officeooo:paragraph-rsid="002d0c97"/>
    </style:style>
    <style:style style:name="P8" style:family="paragraph" style:parent-style-name="Standard">
      <style:text-properties fo:color="#c9211e" style:font-name="Liberation Serif" fo:font-size="12pt" style:font-size-asian="12pt" style:font-size-complex="12pt"/>
    </style:style>
    <style:style style:name="P9" style:family="paragraph" style:parent-style-name="Standard">
      <style:text-properties style:font-name="Liberation Serif" fo:font-size="12pt" style:font-size-asian="12pt" style:font-size-complex="12pt"/>
    </style:style>
    <style:style style:name="P10" style:family="paragraph" style:parent-style-name="Standard">
      <style:text-properties style:font-name="Liberation Serif" fo:font-size="12pt" officeooo:paragraph-rsid="002b4cb6" style:font-size-asian="12pt" style:font-size-complex="12pt"/>
    </style:style>
    <style:style style:name="P11" style:family="paragraph" style:parent-style-name="Standard">
      <style:text-properties fo:color="#00a933" style:font-name="Liberation Serif" fo:font-size="12pt" style:font-size-asian="12pt" style:font-size-complex="12pt"/>
    </style:style>
    <style:style style:name="P12" style:family="paragraph" style:parent-style-name="Standard">
      <style:text-properties fo:color="#00a933" officeooo:rsid="00315af2" officeooo:paragraph-rsid="00315af2"/>
    </style:style>
    <style:style style:name="P13" style:family="paragraph" style:parent-style-name="Standard">
      <style:text-properties officeooo:paragraph-rsid="002d0c97"/>
    </style:style>
    <style:style style:name="P14" style:family="paragraph" style:parent-style-name="Standard">
      <style:text-properties officeooo:paragraph-rsid="00315af2"/>
    </style:style>
    <style:style style:name="P15" style:family="paragraph" style:parent-style-name="Standard">
      <style:text-properties officeooo:rsid="00315af2" officeooo:paragraph-rsid="00315af2"/>
    </style:style>
    <style:style style:name="P16" style:family="paragraph" style:parent-style-name="Standard">
      <style:text-properties fo:color="#c9211e" style:font-name="Liberation Serif" fo:font-size="12pt" officeooo:paragraph-rsid="002b4cb6" style:font-size-asian="12pt" style:font-size-complex="12pt"/>
    </style:style>
    <style:style style:name="P17" style:family="paragraph" style:parent-style-name="Standard">
      <style:text-properties fo:font-variant="normal" fo:text-transform="none" fo:color="#111111" style:font-name="Liberation Serif" fo:font-size="12pt" fo:letter-spacing="normal" fo:font-style="normal" fo:font-weight="normal" officeooo:rsid="00312bab" officeooo:paragraph-rsid="00315af2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fo:color="#111111" style:font-name="Liberation Serif" fo:font-size="12pt" fo:letter-spacing="normal" fo:font-style="normal" fo:font-weight="normal" officeooo:rsid="00312bab" officeooo:paragraph-rsid="002d0c97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variant="normal" fo:text-transform="none" fo:color="#111111" style:font-name="Liberation Serif" fo:font-size="12pt" fo:letter-spacing="normal" fo:font-style="normal" fo:font-weight="normal" officeooo:rsid="00314ddf" officeooo:paragraph-rsid="002d0c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fo:color="#111111" style:font-name="Liberation Serif" fo:font-size="12pt" fo:letter-spacing="normal" fo:font-style="normal" fo:font-weight="bold" officeooo:rsid="00315af2" officeooo:paragraph-rsid="00315af2" style:font-size-asian="12pt" style:font-weight-asian="bold" style:font-size-complex="12pt" style:font-weight-complex="bold"/>
    </style:style>
    <style:style style:name="P21" style:family="paragraph" style:parent-style-name="Standard">
      <style:text-properties fo:font-variant="normal" fo:text-transform="none" fo:color="#111111" style:font-name="apple-system" fo:font-size="9.60000038146973pt" fo:letter-spacing="normal" fo:font-style="normal" fo:font-weight="normal" officeooo:rsid="00315af2" officeooo:paragraph-rsid="00315af2" style:font-size-asian="12pt" style:font-weight-asian="bold" style:font-size-complex="12pt" style:font-weight-complex="bold"/>
    </style:style>
    <style:style style:name="P22" style:family="paragraph" style:parent-style-name="Standard">
      <style:text-properties fo:font-variant="normal" fo:text-transform="none" fo:color="#000000" style:font-name="apple-system" fo:font-size="9.60000038146973pt" fo:letter-spacing="normal" fo:font-style="normal" fo:font-weight="normal" officeooo:rsid="0031c92c" officeooo:paragraph-rsid="00315af2" style:font-size-asian="12pt" style:font-weight-asian="bold" style:font-size-complex="12pt" style:font-weight-complex="bold"/>
    </style:style>
    <style:style style:name="P23" style:family="paragraph" style:parent-style-name="Standard">
      <style:text-properties fo:font-variant="normal" fo:text-transform="none" fo:color="#4d4d4c" style:font-name="Menlo" fo:font-size="8.39999961853027pt" fo:letter-spacing="normal" fo:font-style="normal" fo:font-weight="bold" officeooo:rsid="0031c92c" officeooo:paragraph-rsid="00315af2" style:font-size-asian="12pt" style:font-weight-asian="bold" style:font-size-complex="12pt" style:font-weight-complex="bold"/>
    </style:style>
    <style:style style:name="P24" style:family="paragraph" style:parent-style-name="Standard">
      <style:text-properties fo:font-variant="normal" fo:text-transform="none" fo:color="#c9211e" style:font-name="Menlo" fo:font-size="8.39999961853027pt" fo:letter-spacing="normal" fo:font-style="normal" fo:font-weight="bold" officeooo:rsid="0037dbd5" officeooo:paragraph-rsid="0037dbd5" style:font-size-asian="12pt" style:font-weight-asian="bold" style:font-size-complex="12pt" style:font-weight-complex="bold"/>
    </style:style>
    <style:style style:name="P25" style:family="paragraph" style:parent-style-name="Standard">
      <style:text-properties fo:font-variant="normal" fo:text-transform="none" fo:color="#c9211e" style:font-name="Menlo" fo:font-size="8.39999961853027pt" fo:letter-spacing="normal" fo:font-style="normal" fo:font-weight="bold" officeooo:rsid="0031c92c" officeooo:paragraph-rsid="00315af2" style:font-size-asian="12pt" style:font-weight-asian="bold" style:font-size-complex="12pt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9211e"/>
    </style:style>
    <style:style style:name="T4" style:family="text">
      <style:text-properties fo:color="#c9211e" fo:font-weight="bold" style:font-weight-asian="bold" style:font-weight-complex="bold"/>
    </style:style>
    <style:style style:name="T5" style:family="text">
      <style:text-properties fo:color="#c9211e" style:font-name="Liberation Serif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111111" style:font-name="apple-system" fo:font-size="9.60000038146973pt" fo:letter-spacing="normal" fo:font-style="normal" fo:font-weight="normal"/>
    </style:style>
    <style:style style:name="T7" style:family="text">
      <style:text-properties fo:font-variant="normal" fo:text-transform="none" fo:color="#111111" style:font-name="apple-system" fo:font-size="9.60000038146973pt" fo:letter-spacing="normal" fo:font-style="normal" fo:font-weight="normal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111111" style:font-name="apple-system" fo:font-size="9.60000038146973pt" fo:letter-spacing="normal" fo:font-style="normal" fo:font-weight="bold"/>
    </style:style>
    <style:style style:name="T9" style:family="text">
      <style:text-properties fo:font-variant="normal" fo:text-transform="none" fo:color="#111111" fo:letter-spacing="normal"/>
    </style:style>
    <style:style style:name="T10" style:family="text">
      <style:text-properties fo:font-variant="normal" fo:text-transform="none" fo:color="#111111" fo:letter-spacing="normal" fo:font-style="normal" fo:font-weight="normal"/>
    </style:style>
    <style:style style:name="T11" style:family="text">
      <style:text-properties fo:font-variant="normal" fo:text-transform="none" fo:color="#111111" fo:letter-spacing="normal" fo:font-style="normal" fo:font-weight="normal" officeooo:rsid="002865fb"/>
    </style:style>
    <style:style style:name="T12" style:family="text">
      <style:text-properties fo:font-variant="normal" fo:text-transform="none" fo:color="#111111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111111" style:font-name="Liberation Serif" fo:font-size="12pt" fo:letter-spacing="normal" fo:font-style="normal" fo:font-weight="bold" style:font-size-asian="12pt" style:font-size-complex="12pt"/>
    </style:style>
    <style:style style:name="T14" style:family="text">
      <style:text-properties fo:font-variant="normal" fo:text-transform="none" fo:color="#111111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111111" style:font-name="Liberation Serif" fo:font-size="12pt" fo:letter-spacing="normal" fo:font-style="normal" fo:font-weight="normal" officeooo:rsid="00312bab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111111" style:font-name="Liberation Serif" fo:font-size="12pt" fo:letter-spacing="normal" fo:font-style="normal" fo:font-weight="normal" officeooo:rsid="00314ddf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c9211e" style:font-name="Liberation Serif" fo:font-size="12pt" fo:letter-spacing="normal" fo:font-style="normal" fo:font-weight="bold" officeooo:rsid="00312bab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style:font-name="apple-system" fo:font-size="9.60000038146973pt" fo:letter-spacing="normal" fo:font-style="normal" fo:font-weight="normal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000000" style:font-name="apple-system" fo:font-size="9.60000038146973pt" fo:letter-spacing="normal" fo:font-style="normal" fo:font-weight="normal" officeooo:rsid="0031c92c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4d4d4c" style:font-name="Menlo" fo:font-size="8.39999961853027pt" fo:letter-spacing="normal" fo:font-style="normal" fo:font-weight="bold" officeooo:rsid="0031c92c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4d4d4c" style:font-name="Menlo" fo:font-size="8.39999961853027pt" fo:letter-spacing="normal" fo:font-style="normal" fo:font-weight="bold" officeooo:rsid="003402d7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8959a8" style:font-name="Menlo" fo:font-size="8.39999961853027pt" fo:letter-spacing="normal" fo:font-style="normal" fo:font-weight="bold" officeooo:rsid="0031c92c" style:font-size-asian="12pt" style:font-weight-asian="bold" style:font-size-complex="12pt" style:font-weight-complex="bold"/>
    </style:style>
    <style:style style:name="T23" style:family="text">
      <style:text-properties officeooo:rsid="002865fb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2b0243"/>
    </style:style>
    <style:style style:name="T26" style:family="text">
      <style:text-properties style:font-name="Liberation Serif" fo:font-size="12pt" style:font-size-asian="12pt" style:font-size-complex="12pt"/>
    </style:style>
    <style:style style:name="T27" style:family="text">
      <style:text-properties style:font-name="Liberation Serif" fo:font-size="12pt" officeooo:rsid="002b4cb6" style:font-size-asian="12pt" style:font-size-complex="12pt"/>
    </style:style>
    <style:style style:name="T28" style:family="text">
      <style:text-properties fo:color="#2a6099" fo:font-weight="bold" style:font-weight-asian="bold" style:font-weight-complex="bold"/>
    </style:style>
    <style:style style:name="T29" style:family="text">
      <style:text-properties fo:color="#111111" style:font-name="Liberation Serif" fo:font-size="12pt" officeooo:rsid="00312bab" style:font-size-asian="12pt" style:font-weight-asian="normal" style:font-size-complex="12pt" style:font-weight-complex="normal"/>
    </style:style>
    <style:style style:name="T30" style:family="text">
      <style:text-properties fo:color="#111111" style:font-name="Liberation Serif" fo:font-size="12pt" officeooo:rsid="00336ce2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current versions of Buildroot are capable of building a </text:p>
      <text:p text:style-name="P1"><text:s/><text:span text:style-name="T2">- toolchain</text:span></text:p>
      <text:p text:style-name="P2"><text:s/>- bootloader</text:p>
      <text:p text:style-name="P2"><text:s/>- kernel</text:p>
      <text:p text:style-name="P2"><text:s/>- root filesystem</text:p>
      <text:p text:style-name="P2">It uses <text:span text:style-name="T3">GNU make</text:span> as the principal build tool</text:p>
      <text:p text:style-name="P1">The Buildroot developers produce stable releases four times a year, in February, May,</text:p>
      <text:p text:style-name="P1">August, and November</text:p>
      <text:p text:style-name="P3">После распаковки скачанного архива или клонировании из git получаем готовый к работе buildroot</text:p>
      <text:p text:style-name="P1"><text:span text:style-name="Strong_20_Emphasis"><text:span text:style-name="T1">board </text:span></text:span><text:span text:style-name="T9">— </text:span><text:span text:style-name="T6">каталог с файлами, специфичными для каждой платы. Это могут быть скрипты формирования образов системы(iso, sdcart, cpio и прочие), каталог overlay, конфиг ядер и прочее</text:span></text:p>
      <text:p text:style-name="P1"><text:span text:style-name="Strong_20_Emphasis"><text:span text:style-name="T8">configs </text:span></text:span><text:span text:style-name="T6">— собственно defconfig платы. Defconfig — это неполная конфигурация платы. В нем хранится только отличные от дефолтных настроек параметры</text:span></text:p>
      <text:p text:style-name="P1"><text:span text:style-name="Strong_20_Emphasis"><text:span text:style-name="T8">dl </text:span></text:span><text:span text:style-name="T6">— каталог со скачанными исходными кодами/файлами для сборки</text:span></text:p>
      <text:p text:style-name="P1"><text:span text:style-name="Strong_20_Emphasis"><text:span text:style-name="T8">output/target </text:span></text:span><text:span text:style-name="T6">— собранная файловая система полученной ОС. В дальнейшем из нее создаются образы для загрузки/установки</text:span></text:p>
      <text:p text:style-name="P1"><text:span text:style-name="Strong_20_Emphasis"><text:span text:style-name="T8">output/host </text:span></text:span><text:span text:style-name="T6">— host-утилиты для сборки<text:line-break/></text:span><text:span text:style-name="Strong_20_Emphasis"><text:span text:style-name="T8">output/build </text:span></text:span><text:span text:style-name="T6">— собранные пакеты</text:span></text:p>
      <text:p text:style-name="Standard">Конфигурирование сборки осуществляется через KConfig. Эта же система используется для сборки ядра linux. Список самых часто используемых команд (выполнять в каталоге buildroot):</text:p>
      <text:p text:style-name="Standard"/>
      <text:p text:style-name="Standard"><text:span text:style-name="T5">make menuconfig </text:span><text:span text:style-name="T26">— вызвать настройку сборки. Так же можно с использование </text:span><text:span text:style-name="T27">GUI</text:span></text:p>
      <text:p text:style-name="P10">make nconfig</text:p>
      <text:p text:style-name="P16">make xconfig</text:p>
      <text:p text:style-name="P9"><text:span text:style-name="T4">make linux-menuconfig</text:span> — вызвать конфигурацию ядра.</text:p>
      <text:p text:style-name="P9"><text:span text:style-name="T10">make linux-</text:span><text:span text:style-name="T11">n</text:span><text:span text:style-name="T10">confi</text:span><text:span text:style-name="T11">g</text:span></text:p>
      <text:p text:style-name="P8">make linux-xconfi<text:span text:style-name="T23">g</text:span></text:p>
      <text:p text:style-name="P9"><text:span text:style-name="T4">make clean</text:span> — очистить результаты сборки (всё что храниться в output)</text:p>
      <text:p text:style-name="Standard"><text:span text:style-name="T4">make </text:span>— собрать систему. При этом не выполняется пересборка уже собранных процессов</text:p>
      <text:p text:style-name="Standard"><text:span text:style-name="T4">make defconfig_name</text:span> — переключить конфигурацию на определенный defconfig</text:p>
      <text:p text:style-name="P11"><text:span text:style-name="T24">make beaglebone_defconfi</text:span>g <text:span text:style-name="T25">(имена в папке config)</text:span></text:p>
      <text:p text:style-name="P9"><text:span text:style-name="T4">make list-defconfigs</text:span> — показать список defconfig’ов</text:p>
      <text:p text:style-name="P9"><text:span text:style-name="T4">make source</text:span> — только скачать установочный файлы, без сборки</text:p>
      <text:p text:style-name="P9"><text:span text:style-name="T4">make help</text:span> — вывести список возможных команд</text:p>
      <text:p text:style-name="P9"/>
      <text:p text:style-name="P4">Можно пересобрать отдельный пакет командой make <text:span text:style-name="T28">packagename-rebuild</text:span>. Например, можно пересобрать ядро linux: </text:p>
      <text:p text:style-name="P6">make linux-rebuild</text:p>
      <text:p text:style-name="P5">Buildroot хранит состояние любого пакета созданием .stamp-файлов в каталоге output/build/$packagename:</text:p>
      <text:p text:style-name="P13"><text:span text:style-name="T12">build-time.log <text:s text:c="2"/></text:span><text:span text:style-name="T15">лог сборки</text:span></text:p>
      <text:p text:style-name="P7"><text:span text:style-name="T29">make 2&gt;&amp;1 | tee build.log <text:s text:c="2"/>- <text:s/></text:span><text:span text:style-name="T30">свой лог</text:span></text:p>
      <text:p text:style-name="P13"><text:span text:style-name="T17">make graph-depends</text:span><text:span text:style-name="T15"> построить дерево зависимостей</text:span></text:p>
      <text:p text:style-name="P13"><text:span text:style-name="T17">make &lt;pkg&gt;-graph-depends</text:span><text:span text:style-name="T15"> построить дерево зависимостей конкретного пакета</text:span></text:p>
      <text:p text:style-name="P17">BR2_GRAPH_OUT=png </text:p>
      <text:p text:style-name="P14"><text:span text:style-name="T17">make graph-build</text:span><text:span text:style-name="T15"> построить график времени сборки с выводом в PNG</text:span></text:p>
      <text:p text:style-name="P18">make graph-size построить график размера пакетов</text:p>
      <text:p text:style-name="P13"><text:span text:style-name="T15">python -m pip install -U matplotlib <text:s text:c="2"/></text:span><text:span text:style-name="T16">(нужная либа )</text:span></text:p>
      <text:p text:style-name="P19"/>
      <text:p text:style-name="P15"><text:span text:style-name="T16">В</text:span><text:span text:style-name="T14">ывод в </text:span><text:span text:style-name="T12">buildroot/output/graphs</text:span></text:p>
      <text:p text:style-name="P20"/>
      <text:p text:style-name="P20"><text:soft-page-break/></text:p>
      <text:p text:style-name="P15"><text:span text:style-name="T7">В каталоге buildroot есть подкаталог </text:span><text:span text:style-name="Strong_20_Emphasis"><text:span text:style-name="T13">utils</text:span></text:span><text:span text:style-name="Strong_20_Emphasis"><text:span text:style-name="T12"> </text:span></text:span><text:span text:style-name="T7">c полезными скриптами. Например, там есть скрипт, проверяющий корректность описания пакетов. Это может быть полезно при добавлении своих пакетов. В файле utils/readme.txt есть описание этих скриптов.</text:span></text:p>
      <text:p text:style-name="P21"/>
      <text:p text:style-name="P12"><text:span text:style-name="T18">qemu-system-arm -kernel output/images/zImage <text:s/>-append "root=/dev/sda rw" -s -S -machine cubieboard <text:s text:c="3"/></text:span><text:span text:style-name="T19">не запустилось</text:span></text:p>
      <text:p text:style-name="P22"/>
      <text:p text:style-name="P14"><text:span text:style-name="T20">sudo dd </text:span><text:span text:style-name="T22">if</text:span><text:span text:style-name="T20">=output/images/sdcard.img of=/dev/</text:span><text:span text:style-name="T21">sdb</text:span><text:span text:style-name="T20"> bs=1M conv=fdatasync status=progress</text:span></text:p>
      <text:p text:style-name="P23"/>
      <text:p text:style-name="P23">picocom -b 115200 /dev/ttyUSB0 <text:s/></text:p>
      <text:p text:style-name="P23"/>
      <text:p text:style-name="P24"><text:span text:style-name="T24"/></text:p>
      <text:p text:style-name="P25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Courier, monospace"/>
    <style:font-face style:name="apple-system" svg:font-family="apple-system, BlinkMacSystemFont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2T10:58:18.844615414</meta:creation-date>
    <meta:generator>LibreOffice/6.4.7.2$Linux_X86_64 LibreOffice_project/40$Build-2</meta:generator>
    <dc:date>2022-12-23T23:20:54.191447087</dc:date>
    <meta:editing-duration>PT6H1M</meta:editing-duration>
    <meta:editing-cycles>26</meta:editing-cycles>
    <meta:document-statistic meta:table-count="0" meta:image-count="0" meta:object-count="0" meta:page-count="2" meta:paragraph-count="44" meta:word-count="359" meta:character-count="2813" meta:non-whitespace-character-count="2463"/>
  </office:meta>
</office:document-meta>
</file>